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6aea7" officeooo:paragraph-rsid="0006aea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os últimos 5 párrafos se muestran diferentes porque no tienen dentro de la etiqueta &lt;p&gt; en el html, el atributo class, para definir un estilo a esa etiqueta con un nombre y escribirla en el css, como si que tienen los dos primeros párrafo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6T09:02:01.106153579</meta:creation-date>
    <dc:date>2016-11-16T09:03:26.031591895</dc:date>
    <meta:editing-duration>PT1M25S</meta:editing-duration>
    <meta:editing-cycles>1</meta:editing-cycles>
    <meta:document-statistic meta:table-count="0" meta:image-count="0" meta:object-count="0" meta:page-count="1" meta:paragraph-count="1" meta:word-count="44" meta:character-count="240" meta:non-whitespace-character-count="197"/>
    <meta:generator>LibreOffice/5.1.4.2$Linux_X86_64 LibreOffice_project/10m0$Build-2</meta:generator>
  </office:meta>
</office:document-meta>
</file>